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none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Pablo Millán Cubero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3:07:21.0597804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1-09T13:11:56.247019044</dc:date>
    <meta:editing-cycles>8</meta:editing-cycles>
    <meta:editing-duration>PT15M9S</meta:editing-duration>
    <meta:document-statistic meta:table-count="1" meta:cell-count="174" meta:object-count="0"/>
  </office:meta>
</office:document-meta>
</file>